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2pt"/>
    </style:style>
    <style:style style:name="co4" style:family="table-column">
      <style:table-column-properties fo:break-before="auto" style:column-width="27.24pt"/>
    </style:style>
    <style:style style:name="co5" style:family="table-column">
      <style:table-column-properties fo:break-before="auto" style:column-width="51.56pt"/>
    </style:style>
    <style:style style:name="co6" style:family="table-column">
      <style:table-column-properties fo:break-before="auto" style:column-width="34.55pt"/>
    </style:style>
    <style:style style:name="co7" style:family="table-column">
      <style:table-column-properties fo:break-before="auto" style:column-width="51.25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35.8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ff66"/>
    </style:style>
    <style:style style:name="ce3" style:family="table-cell" style:parent-style-name="Default" style:data-style-name="N2">
      <style:table-cell-properties fo:background-color="#ffff66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99ff66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 table:number-columns-spanned="1" table:number-rows-spanned="2">
            <text:p>algorithm</text:p>
          </table:table-cell>
          <table:table-cell table:style-name="ce1" office:value-type="string" calcext:value-type="string" table:number-columns-spanned="1" table:number-rows-spanned="2">
            <text:p>set</text:p>
          </table:table-cell>
          <table:table-cell table:style-name="ce1" office:value-type="string" calcext:value-type="string" table:number-columns-spanned="4" table:number-rows-spanned="1">
            <text:p>Actual – predicted</text:p>
          </table:table-cell>
          <table:covered-table-cell table:number-columns-repeated="3"/>
          <table:table-cell/>
          <table:table-cell table:style-name="ce3" table:number-columns-repeated="2"/>
          <table:table-cell table:style-name="ce5" table:number-columns-repeated="2"/>
          <table:table-cell table:style-name="ce6" office:value-type="string" calcext:value-type="string" table:number-columns-spanned="1" table:number-rows-spanned="2">
            <text:p>f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um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error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covered-table-cell/>
        </table:table-row>
        <table:table-row table:style-name="ro1">
          <table:table-cell office:value-type="string" calcext:value-type="string">
            <text:p>NPC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formula="of:=SUM([.C3:.F3])" office:value-type="float" office:value="15" calcext:value-type="float">
            <text:p>15</text:p>
          </table:table-cell>
          <table:table-cell table:formula="of:=([.C3]+[.F3])/SUM([.C3:.F3])" office:value-type="float" office:value="0.8" calcext:value-type="float">
            <text:p>0.80</text:p>
          </table:table-cell>
          <table:table-cell table:formula="of:=1-[.H3]" office:value-type="float" office:value="0.2" calcext:value-type="float">
            <text:p>0.20</text:p>
          </table:table-cell>
          <table:table-cell table:formula="of:=[.C3]/([.C3]+[.D3])" office:value-type="float" office:value="1" calcext:value-type="float">
            <text:p>1.00</text:p>
          </table:table-cell>
          <table:table-cell table:formula="of:=[.C3]/([.C3]+[.E3])" office:value-type="float" office:value="0.4" calcext:value-type="float">
            <text:p>0.40</text:p>
          </table:table-cell>
          <table:table-cell table:formula="of:=2*([.J3]*[.K3])/([.J3]+[.K3])" office:value-type="float" office:value="0.571428571428571" calcext:value-type="float">
            <text:p>0.57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formula="of:=SUM([.C4:.F4])" office:value-type="float" office:value="15" calcext:value-type="float">
            <text:p>15</text:p>
          </table:table-cell>
          <table:table-cell table:formula="of:=([.C4]+[.F4])/SUM([.C4:.F4])" office:value-type="float" office:value="0.8" calcext:value-type="float">
            <text:p>0.80</text:p>
          </table:table-cell>
          <table:table-cell table:formula="of:=1-[.H4]" office:value-type="float" office:value="0.2" calcext:value-type="float">
            <text:p>0.20</text:p>
          </table:table-cell>
          <table:table-cell table:formula="of:=[.C4]/([.C4]+[.D4])" office:value-type="float" office:value="1" calcext:value-type="float">
            <text:p>1.00</text:p>
          </table:table-cell>
          <table:table-cell table:formula="of:=[.C4]/([.C4]+[.E4])" office:value-type="float" office:value="0.625" calcext:value-type="float">
            <text:p>0.63</text:p>
          </table:table-cell>
          <table:table-cell table:formula="of:=2*([.J4]*[.K4])/([.J4]+[.K4])" office:value-type="float" office:value="0.769230769230769" calcext:value-type="float">
            <text:p>0.77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formula="of:=SUM([.C5:.F5])" office:value-type="float" office:value="14" calcext:value-type="float">
            <text:p>14</text:p>
          </table:table-cell>
          <table:table-cell table:formula="of:=([.C5]+[.F5])/SUM([.C5:.F5])" office:value-type="float" office:value="0.785714285714286" calcext:value-type="float">
            <text:p>0.79</text:p>
          </table:table-cell>
          <table:table-cell table:formula="of:=1-[.H5]" office:value-type="float" office:value="0.214285714285714" calcext:value-type="float">
            <text:p>0.21</text:p>
          </table:table-cell>
          <table:table-cell table:formula="of:=[.C5]/([.C5]+[.D5])" office:value-type="float" office:value="1" calcext:value-type="float">
            <text:p>1.00</text:p>
          </table:table-cell>
          <table:table-cell table:formula="of:=[.C5]/([.C5]+[.E5])" office:value-type="float" office:value="0.625" calcext:value-type="float">
            <text:p>0.63</text:p>
          </table:table-cell>
          <table:table-cell table:formula="of:=2*([.J5]*[.K5])/([.J5]+[.K5])" office:value-type="float" office:value="0.769230769230769" calcext:value-type="float">
            <text:p>0.77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formula="of:=SUM([.C6:.F6])" office:value-type="float" office:value="14" calcext:value-type="float">
            <text:p>14</text:p>
          </table:table-cell>
          <table:table-cell table:formula="of:=([.C6]+[.F6])/SUM([.C6:.F6])" office:value-type="float" office:value="0.642857142857143" calcext:value-type="float">
            <text:p>0.64</text:p>
          </table:table-cell>
          <table:table-cell table:formula="of:=1-[.H6]" office:value-type="float" office:value="0.357142857142857" calcext:value-type="float">
            <text:p>0.36</text:p>
          </table:table-cell>
          <table:table-cell table:formula="of:=[.C6]/([.C6]+[.D6])" office:value-type="float" office:value="0.857142857142857" calcext:value-type="float">
            <text:p>0.86</text:p>
          </table:table-cell>
          <table:table-cell table:formula="of:=[.C6]/([.C6]+[.E6])" office:value-type="float" office:value="0.6" calcext:value-type="float">
            <text:p>0.60</text:p>
          </table:table-cell>
          <table:table-cell table:formula="of:=2*([.J6]*[.K6])/([.J6]+[.K6])" office:value-type="float" office:value="0.705882352941176" calcext:value-type="float">
            <text:p>0.71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formula="of:=SUM([.C7:.F7])" office:value-type="float" office:value="14" calcext:value-type="float">
            <text:p>14</text:p>
          </table:table-cell>
          <table:table-cell table:formula="of:=([.C7]+[.F7])/SUM([.C7:.F7])" office:value-type="float" office:value="0.571428571428571" calcext:value-type="float">
            <text:p>0.57</text:p>
          </table:table-cell>
          <table:table-cell table:formula="of:=1-[.H7]" office:value-type="float" office:value="0.428571428571429" calcext:value-type="float">
            <text:p>0.43</text:p>
          </table:table-cell>
          <table:table-cell table:formula="of:=[.C7]/([.C7]+[.D7])" office:value-type="float" office:value="0.833333333333333" calcext:value-type="float">
            <text:p>0.83</text:p>
          </table:table-cell>
          <table:table-cell table:formula="of:=[.C7]/([.C7]+[.E7])" office:value-type="float" office:value="0.5" calcext:value-type="float">
            <text:p>0.50</text:p>
          </table:table-cell>
          <table:table-cell table:formula="of:=2*([.J7]*[.K7])/([.J7]+[.K7])" office:value-type="float" office:value="0.625" calcext:value-type="float">
            <text:p>0.63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formula="of:=SUM([.C8:.F8])" office:value-type="float" office:value="15" calcext:value-type="float">
            <text:p>15</text:p>
          </table:table-cell>
          <table:table-cell table:formula="of:=([.C8]+[.F8])/SUM([.C8:.F8])" office:value-type="float" office:value="0.8" calcext:value-type="float">
            <text:p>0.80</text:p>
          </table:table-cell>
          <table:table-cell table:formula="of:=1-[.H8]" office:value-type="float" office:value="0.2" calcext:value-type="float">
            <text:p>0.20</text:p>
          </table:table-cell>
          <table:table-cell table:formula="of:=[.C8]/([.C8]+[.D8])" office:value-type="float" office:value="1" calcext:value-type="float">
            <text:p>1.00</text:p>
          </table:table-cell>
          <table:table-cell table:formula="of:=[.C8]/([.C8]+[.E8])" office:value-type="float" office:value="0.4" calcext:value-type="float">
            <text:p>0.40</text:p>
          </table:table-cell>
          <table:table-cell table:formula="of:=2*([.J8]*[.K8])/([.J8]+[.K8])" office:value-type="float" office:value="0.571428571428571" calcext:value-type="float">
            <text:p>0.57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formula="of:=SUM([.C9:.F9])" office:value-type="float" office:value="15" calcext:value-type="float">
            <text:p>15</text:p>
          </table:table-cell>
          <table:table-cell table:formula="of:=([.C9]+[.F9])/SUM([.C9:.F9])" office:value-type="float" office:value="0.733333333333333" calcext:value-type="float">
            <text:p>0.73</text:p>
          </table:table-cell>
          <table:table-cell table:formula="of:=1-[.H9]" office:value-type="float" office:value="0.266666666666667" calcext:value-type="float">
            <text:p>0.27</text:p>
          </table:table-cell>
          <table:table-cell table:formula="of:=[.C9]/([.C9]+[.D9])" office:value-type="float" office:value="1" calcext:value-type="float">
            <text:p>1.00</text:p>
          </table:table-cell>
          <table:table-cell table:formula="of:=[.C9]/([.C9]+[.E9])" office:value-type="float" office:value="0.555555555555556" calcext:value-type="float">
            <text:p>0.56</text:p>
          </table:table-cell>
          <table:table-cell table:formula="of:=2*([.J9]*[.K9])/([.J9]+[.K9])" office:value-type="float" office:value="0.714285714285714" calcext:value-type="float">
            <text:p>0.7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formula="of:=SUM([.C10:.F10])" office:value-type="float" office:value="14" calcext:value-type="float">
            <text:p>14</text:p>
          </table:table-cell>
          <table:table-cell table:formula="of:=([.C10]+[.F10])/SUM([.C10:.F10])" office:value-type="float" office:value="0.857142857142857" calcext:value-type="float">
            <text:p>0.86</text:p>
          </table:table-cell>
          <table:table-cell table:formula="of:=1-[.H10]" office:value-type="float" office:value="0.142857142857143" calcext:value-type="float">
            <text:p>0.14</text:p>
          </table:table-cell>
          <table:table-cell table:formula="of:=[.C10]/([.C10]+[.D10])" office:value-type="float" office:value="1" calcext:value-type="float">
            <text:p>1.00</text:p>
          </table:table-cell>
          <table:table-cell table:formula="of:=[.C10]/([.C10]+[.E10])" office:value-type="float" office:value="0.714285714285714" calcext:value-type="float">
            <text:p>0.71</text:p>
          </table:table-cell>
          <table:table-cell table:formula="of:=2*([.J10]*[.K10])/([.J10]+[.K10])" office:value-type="float" office:value="0.833333333333333" calcext:value-type="float">
            <text:p>0.83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formula="of:=SUM([.C11:.F11])" office:value-type="float" office:value="14" calcext:value-type="float">
            <text:p>14</text:p>
          </table:table-cell>
          <table:table-cell table:formula="of:=([.C11]+[.F11])/SUM([.C11:.F11])" office:value-type="float" office:value="0.642857142857143" calcext:value-type="float">
            <text:p>0.64</text:p>
          </table:table-cell>
          <table:table-cell table:formula="of:=1-[.H11]" office:value-type="float" office:value="0.357142857142857" calcext:value-type="float">
            <text:p>0.36</text:p>
          </table:table-cell>
          <table:table-cell table:formula="of:=[.C11]/([.C11]+[.D11])" office:value-type="float" office:value="0.857142857142857" calcext:value-type="float">
            <text:p>0.86</text:p>
          </table:table-cell>
          <table:table-cell table:formula="of:=[.C11]/([.C11]+[.E11])" office:value-type="float" office:value="0.6" calcext:value-type="float">
            <text:p>0.60</text:p>
          </table:table-cell>
          <table:table-cell table:formula="of:=2*([.J11]*[.K11])/([.J11]+[.K11])" office:value-type="float" office:value="0.705882352941176" calcext:value-type="float">
            <text:p>0.7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formula="of:=SUM([.C12:.F12])" office:value-type="float" office:value="14" calcext:value-type="float">
            <text:p>14</text:p>
          </table:table-cell>
          <table:table-cell table:formula="of:=([.C12]+[.F12])/SUM([.C12:.F12])" office:value-type="float" office:value="0.571428571428571" calcext:value-type="float">
            <text:p>0.57</text:p>
          </table:table-cell>
          <table:table-cell table:formula="of:=1-[.H12]" office:value-type="float" office:value="0.428571428571429" calcext:value-type="float">
            <text:p>0.43</text:p>
          </table:table-cell>
          <table:table-cell table:formula="of:=[.C12]/([.C12]+[.D12])" office:value-type="float" office:value="0.833333333333333" calcext:value-type="float">
            <text:p>0.83</text:p>
          </table:table-cell>
          <table:table-cell table:formula="of:=[.C12]/([.C12]+[.E12])" office:value-type="float" office:value="0.5" calcext:value-type="float">
            <text:p>0.50</text:p>
          </table:table-cell>
          <table:table-cell table:formula="of:=2*([.J12]*[.K12])/([.J12]+[.K12])" office:value-type="float" office:value="0.625" calcext:value-type="float">
            <text:p>0.63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formula="of:=SUM([.C13:.F13])" office:value-type="float" office:value="15" calcext:value-type="float">
            <text:p>15</text:p>
          </table:table-cell>
          <table:table-cell table:formula="of:=([.C13]+[.F13])/SUM([.C13:.F13])" office:value-type="float" office:value="0.933333333333333" calcext:value-type="float">
            <text:p>0.93</text:p>
          </table:table-cell>
          <table:table-cell table:formula="of:=1-[.H13]" office:value-type="float" office:value="0.0666666666666667" calcext:value-type="float">
            <text:p>0.07</text:p>
          </table:table-cell>
          <table:table-cell table:formula="of:=[.C13]/([.C13]+[.D13])" office:value-type="float" office:value="1" calcext:value-type="float">
            <text:p>1.00</text:p>
          </table:table-cell>
          <table:table-cell table:formula="of:=[.C13]/([.C13]+[.E13])" office:value-type="float" office:value="0.666666666666667" calcext:value-type="float">
            <text:p>0.67</text:p>
          </table:table-cell>
          <table:table-cell table:formula="of:=2*([.J13]*[.K13])/([.J13]+[.K13])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formula="of:=SUM([.C14:.F14])" office:value-type="float" office:value="15" calcext:value-type="float">
            <text:p>15</text:p>
          </table:table-cell>
          <table:table-cell table:formula="of:=([.C14]+[.F14])/SUM([.C14:.F14])" office:value-type="float" office:value="0.8" calcext:value-type="float">
            <text:p>0.80</text:p>
          </table:table-cell>
          <table:table-cell table:formula="of:=1-[.H14]" office:value-type="float" office:value="0.2" calcext:value-type="float">
            <text:p>0.20</text:p>
          </table:table-cell>
          <table:table-cell table:formula="of:=[.C14]/([.C14]+[.D14])" office:value-type="float" office:value="1" calcext:value-type="float">
            <text:p>1.00</text:p>
          </table:table-cell>
          <table:table-cell table:formula="of:=[.C14]/([.C14]+[.E14])" office:value-type="float" office:value="0.625" calcext:value-type="float">
            <text:p>0.63</text:p>
          </table:table-cell>
          <table:table-cell table:formula="of:=2*([.J14]*[.K14])/([.J14]+[.K14])" office:value-type="float" office:value="0.769230769230769" calcext:value-type="float">
            <text:p>0.7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formula="of:=SUM([.C15:.F15])" office:value-type="float" office:value="14" calcext:value-type="float">
            <text:p>14</text:p>
          </table:table-cell>
          <table:table-cell table:formula="of:=([.C15]+[.F15])/SUM([.C15:.F15])" office:value-type="float" office:value="0.857142857142857" calcext:value-type="float">
            <text:p>0.86</text:p>
          </table:table-cell>
          <table:table-cell table:formula="of:=1-[.H15]" office:value-type="float" office:value="0.142857142857143" calcext:value-type="float">
            <text:p>0.14</text:p>
          </table:table-cell>
          <table:table-cell table:formula="of:=[.C15]/([.C15]+[.D15])" office:value-type="float" office:value="1" calcext:value-type="float">
            <text:p>1.00</text:p>
          </table:table-cell>
          <table:table-cell table:formula="of:=[.C15]/([.C15]+[.E15])" office:value-type="float" office:value="0.714285714285714" calcext:value-type="float">
            <text:p>0.71</text:p>
          </table:table-cell>
          <table:table-cell table:formula="of:=2*([.J15]*[.K15])/([.J15]+[.K15])" office:value-type="float" office:value="0.833333333333333" calcext:value-type="float">
            <text:p>0.83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formula="of:=SUM([.C16:.F16])" office:value-type="float" office:value="14" calcext:value-type="float">
            <text:p>14</text:p>
          </table:table-cell>
          <table:table-cell table:formula="of:=([.C16]+[.F16])/SUM([.C16:.F16])" office:value-type="float" office:value="0.785714285714286" calcext:value-type="float">
            <text:p>0.79</text:p>
          </table:table-cell>
          <table:table-cell table:formula="of:=1-[.H16]" office:value-type="float" office:value="0.214285714285714" calcext:value-type="float">
            <text:p>0.21</text:p>
          </table:table-cell>
          <table:table-cell table:formula="of:=[.C16]/([.C16]+[.D16])" office:value-type="float" office:value="0.857142857142857" calcext:value-type="float">
            <text:p>0.86</text:p>
          </table:table-cell>
          <table:table-cell table:formula="of:=[.C16]/([.C16]+[.E16])" office:value-type="float" office:value="0.75" calcext:value-type="float">
            <text:p>0.75</text:p>
          </table:table-cell>
          <table:table-cell table:formula="of:=2*([.J16]*[.K16])/([.J16]+[.K16])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formula="of:=SUM([.C17:.F17])" office:value-type="float" office:value="14" calcext:value-type="float">
            <text:p>14</text:p>
          </table:table-cell>
          <table:table-cell table:formula="of:=([.C17]+[.F17])/SUM([.C17:.F17])" office:value-type="float" office:value="0.714285714285714" calcext:value-type="float">
            <text:p>0.71</text:p>
          </table:table-cell>
          <table:table-cell table:formula="of:=1-[.H17]" office:value-type="float" office:value="0.285714285714286" calcext:value-type="float">
            <text:p>0.29</text:p>
          </table:table-cell>
          <table:table-cell table:formula="of:=[.C17]/([.C17]+[.D17])" office:value-type="float" office:value="0.833333333333333" calcext:value-type="float">
            <text:p>0.83</text:p>
          </table:table-cell>
          <table:table-cell table:formula="of:=[.C17]/([.C17]+[.E17])" office:value-type="float" office:value="0.625" calcext:value-type="float">
            <text:p>0.63</text:p>
          </table:table-cell>
          <table:table-cell table:formula="of:=2*([.J17]*[.K17])/([.J17]+[.K17])" office:value-type="float" office:value="0.714285714285714" calcext:value-type="float">
            <text:p>0.7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PC</text:p>
          </table:table-cell>
          <table:table-cell/>
          <table:table-cell table:formula="of:=AVERAGE([data.C3:.C7])" office:value-type="float" office:value="4.6" calcext:value-type="float">
            <text:p>4.6</text:p>
          </table:table-cell>
          <table:table-cell table:formula="of:=AVERAGE([data.D3:.D7])" office:value-type="float" office:value="0.4" calcext:value-type="float">
            <text:p>0.4</text:p>
          </table:table-cell>
          <table:table-cell table:formula="of:=AVERAGE([data.E3:.E7])" office:value-type="float" office:value="3.6" calcext:value-type="float">
            <text:p>3.6</text:p>
          </table:table-cell>
          <table:table-cell table:formula="of:=AVERAGE([data.F3:.F7])" office:value-type="float" office:value="5.8" calcext:value-type="float">
            <text:p>5.8</text:p>
          </table:table-cell>
          <table:table-cell table:formula="of:=SUM([.C19:.F19])" office:value-type="float" office:value="14.4" calcext:value-type="float">
            <text:p>14.4</text:p>
          </table:table-cell>
          <table:table-cell table:formula="of:=([.C19]+[.F19])/SUM([.C19:.F19])" office:value-type="float" office:value="0.722222222222222" calcext:value-type="float">
            <text:p>0.72</text:p>
          </table:table-cell>
          <table:table-cell table:formula="of:=1-[.H19]" office:value-type="float" office:value="0.277777777777778" calcext:value-type="float">
            <text:p>0.28</text:p>
          </table:table-cell>
          <table:table-cell table:formula="of:=[.C19]/([.C19]+[.D19])" office:value-type="float" office:value="0.92" calcext:value-type="float">
            <text:p>0.92</text:p>
          </table:table-cell>
          <table:table-cell table:formula="of:=[.C19]/([.C19]+[.E19])" office:value-type="float" office:value="0.560975609756098" calcext:value-type="float">
            <text:p>0.56</text:p>
          </table:table-cell>
          <table:table-cell table:formula="of:=2*([.J19]*[.K19])/([.J19]+[.K19])" office:value-type="float" office:value="0.696969696969697" calcext:value-type="float">
            <text:p>0.70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/>
          <table:table-cell table:formula="of:=AVERAGE([data.C8:.C12])" office:value-type="float" office:value="4.6" calcext:value-type="float">
            <text:p>4.6</text:p>
          </table:table-cell>
          <table:table-cell table:formula="of:=AVERAGE([data.D8:.D12])" office:value-type="float" office:value="0.4" calcext:value-type="float">
            <text:p>0.4</text:p>
          </table:table-cell>
          <table:table-cell table:formula="of:=AVERAGE([data.E8:.E12])" office:value-type="float" office:value="3.6" calcext:value-type="float">
            <text:p>3.6</text:p>
          </table:table-cell>
          <table:table-cell table:formula="of:=AVERAGE([data.F8:.F12])" office:value-type="float" office:value="5.8" calcext:value-type="float">
            <text:p>5.8</text:p>
          </table:table-cell>
          <table:table-cell table:formula="of:=SUM([.C20:.F20])" office:value-type="float" office:value="14.4" calcext:value-type="float">
            <text:p>14.4</text:p>
          </table:table-cell>
          <table:table-cell table:formula="of:=([.C20]+[.F20])/SUM([.C20:.F20])" office:value-type="float" office:value="0.722222222222222" calcext:value-type="float">
            <text:p>0.72</text:p>
          </table:table-cell>
          <table:table-cell table:formula="of:=1-[.H20]" office:value-type="float" office:value="0.277777777777778" calcext:value-type="float">
            <text:p>0.28</text:p>
          </table:table-cell>
          <table:table-cell table:formula="of:=[.C20]/([.C20]+[.D20])" office:value-type="float" office:value="0.92" calcext:value-type="float">
            <text:p>0.92</text:p>
          </table:table-cell>
          <table:table-cell table:formula="of:=[.C20]/([.C20]+[.E20])" office:value-type="float" office:value="0.560975609756098" calcext:value-type="float">
            <text:p>0.56</text:p>
          </table:table-cell>
          <table:table-cell table:formula="of:=2*([.J20]*[.K20])/([.J20]+[.K20])" office:value-type="float" office:value="0.696969696969697" calcext:value-type="float">
            <text:p>0.7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/>
          <table:table-cell table:formula="of:=AVERAGE([data.C13:.C17])" office:value-type="float" office:value="4.6" calcext:value-type="float">
            <text:p>4.6</text:p>
          </table:table-cell>
          <table:table-cell table:formula="of:=AVERAGE([data.D13:.D17])" office:value-type="float" office:value="0.4" calcext:value-type="float">
            <text:p>0.4</text:p>
          </table:table-cell>
          <table:table-cell table:formula="of:=AVERAGE([data.E13:.E17])" office:value-type="float" office:value="2.2" calcext:value-type="float">
            <text:p>2.2</text:p>
          </table:table-cell>
          <table:table-cell table:formula="of:=AVERAGE([data.F13:.F17])" office:value-type="float" office:value="7.2" calcext:value-type="float">
            <text:p>7.2</text:p>
          </table:table-cell>
          <table:table-cell table:formula="of:=SUM([.C21:.F21])" office:value-type="float" office:value="14.4" calcext:value-type="float">
            <text:p>14.4</text:p>
          </table:table-cell>
          <table:table-cell table:formula="of:=([.C21]+[.F21])/SUM([.C21:.F21])" office:value-type="float" office:value="0.819444444444444" calcext:value-type="float">
            <text:p>0.82</text:p>
          </table:table-cell>
          <table:table-cell table:formula="of:=1-[.H21]" office:value-type="float" office:value="0.180555555555556" calcext:value-type="float">
            <text:p>0.18</text:p>
          </table:table-cell>
          <table:table-cell table:formula="of:=[.C21]/([.C21]+[.D21])" office:value-type="float" office:value="0.92" calcext:value-type="float">
            <text:p>0.92</text:p>
          </table:table-cell>
          <table:table-cell table:formula="of:=[.C21]/([.C21]+[.E21])" office:value-type="float" office:value="0.676470588235294" calcext:value-type="float">
            <text:p>0.68</text:p>
          </table:table-cell>
          <table:table-cell table:formula="of:=2*([.J21]*[.K21])/([.J21]+[.K21])" office:value-type="float" office:value="0.779661016949152" calcext:value-type="float">
            <text:p>0.78</text:p>
          </table:table-cell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6:48:02.912071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7:45:27.551481793</dc:date>
    <meta:editing-duration>PT1H38M30S</meta:editing-duration>
    <meta:editing-cycles>27</meta:editing-cycles>
    <meta:generator>LibreOffice/5.1.4.2$Linux_X86_64 LibreOffice_project/10m0$Build-2</meta:generator>
    <meta:document-statistic meta:table-count="1" meta:cell-count="226" meta:object-count="0"/>
  </office:meta>
</office:document-meta>
</file>